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1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1275df" style:font-size-asian="12pt" style:font-weight-asian="normal" style:font-size-complex="12pt" style:font-weight-complex="normal"/>
    </style:style>
    <style:style style:name="T6" style:family="text">
      <style:text-properties style:font-name="Times New Roman" fo:font-size="12pt" fo:font-weight="normal" officeooo:rsid="0016495d" style:font-size-asian="12pt" style:font-weight-asian="normal" style:font-size-complex="12pt" style:font-weight-complex="normal"/>
    </style:style>
    <style:style style:name="T7" style:family="text">
      <style:text-properties officeooo:rsid="00136f8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2">Guntrich (Herkunft: Altdeutsch/Germanisch, Bedeutung: Der Herr des Kampfes</text:span><text:bookmark text:name="vyiu1"/><text:span text:style-name="T2">)<text:line-break/></text:span><text:bookmark text:name="vyiu2"/><text:span text:style-name="T2"><text:line-break/></text:span><text:bookmark text:name="vyiu3"/><text:span text:style-name="T3">Beschreibung</text:span><text:bookmark text:name="vyiu4"/><text:span text:style-name="T2"><text:line-break/></text:span><text:bookmark text:name="vyiu6"/><text:span text:style-name="T4">Guntrich ist ein Müller, der zeitweise auf dem Bauernhof lebt, da er sich davor fürchtet, in seine Mühl</text:span><text:span text:style-name="T5">e</text:span><text:span text:style-name="T4">, welche sich auf dem nach ihr benannten Mühlberg befindet, zurückzukehren.</text:span></text:p>
      <text:p text:style-name="P3">Seiner Meinung nach spukt es dort nämlich, da er <text:span text:style-name="T7">tagsüber und nachts Schlachtgeräusche hört.</text:span></text:p>
      <text:p text:style-name="P1"><text:span text:style-name="T4">Guntrich ist ein Ansässiger und führt seine Mühle schon in der xten Generation. Sein Vater war </text:span><text:span text:style-name="T6">ebenfalls Müller sowie sein Großvater und sein Urgroßvater.</text:span><text:span text:style-name="T2"><text:line-break/></text:span><text:bookmark text:name="vyiu8"/><text:bookmark text:name="vyiu7"/><text:span text:style-name="T3"><text:line-break/>Ort</text:span></text:p>
      <text:p text:style-name="P3"><text:bookmark text:name="atp73"/>Bauernhof</text:p>
      <text:p text:style-name="P4"><text:bookmark text:name="vyiu12"/><text:bookmark text:name="vyiu111"/><text:line-break/>Tagesablauf<text:bookmark text:name="vyiu13"/><text:bookmark text:name="vyiu11"/></text:p>
      <text:list xml:id="list72462087591911649" text:style-name="L1">
        <text:list-item>
          <text:p text:style-name="P6">Morgens - mittags – Steht vor dem Aufstieg zum Berg und schaut hinauf.</text:p>
        </text:list-item>
        <text:list-item>
          <text:p text:style-name="P6">Mittags – 16:00 – Unterhält sich mit Manfred.</text:p>
        </text:list-item>
        <text:list-item>
          <text:p text:style-name="P6">16:00 - abends – Steht vor dem Aufstieg zum Berg und schaut hinauf.</text:p>
        </text:list-item>
        <text:list-item>
          <text:p text:style-name="P6">Nachts – Schläft in einer der Bauernhütten.</text:p>
        </text:list-item>
      </text:list>
      <text:p text:style-name="P2"><text:bookmark text:name="vyiu15"/><text:line-break/><text:bookmark text:name="vyiu16"/><text:span text:style-name="T1">Zugehörigkeit</text:span><text:bookmark text:name="vyiu17"/><text:line-break/><text:bookmark text:name="f-855"/>Bauern</text:p>
      <text:p text:style-name="P2"><text:bookmark text:name="vyiu20"/><text:bookmark text:name="vyiu19"/><text:span text:style-name="T1"><text:line-break/></text:span><text:bookmark text:name="f-856"/><text:span text:style-name="T1">Aufträge</text:span></text:p>
      <text:list xml:id="list5397781107977896262" text:style-name="L2">
        <text:list-item>
          <text:p text:style-name="P7"><text:bookmark text:name="dfq10"/><text:bookmark text:name="dfq1"/>Sekundär – <text:bookmark text:name="z0dk3"/>Geisterstunde</text:p>
        </text:list-item>
      </text:list>
      <text:p text:style-name="P2"><text:bookmark text:name="vyiu23"/><text:line-break/><text:bookmark text:name="ik9t1"/><text:span text:style-name="T1">Dialog</text:span><text:bookmark text:name="vyiu24"/><text:bookmark text:name="ik9t"/></text:p>
      <text:list xml:id="list8680229209427654753" text:style-name="L3">
        <text:list-item>
          <text:p text:style-name="P8">Hallo.</text:p>
          <text:list>
            <text:list-item>
              <text:p text:style-name="P8"><text:bookmark text:name="ik9t2"/><text:bookmark text:name="f0wr"/>N: <text:bookmark text:name="gg5p"/>Hallo Fremder. Kannst du mir vielleicht weiterhelfen?</text:p>
            </text:list-item>
            <text:list-item>
              <text:p text:style-name="P9">Worum geht’s?</text:p>
              <text:list>
                <text:list-item>
                  <text:p text:style-name="P9">N: Erst mal hallo. Ich bin Guntrich, der Müller hier. Eigentlich wäre ich ja jetzt auch bei meiner Mühle.</text:p>
                </text:list-item>
                <text:list-item>
                  <text:p text:style-name="P9">N: Leider ist der Berg anscheinend von bösen Geistern umgeben und die spuken dort Tag und Nacht. Darum bin ich jetzt hier, auf der Suche nach Hilfe.</text:p>
                </text:list-item>
                <text:list-item>
                  <text:p text:style-name="P9">N: Ich war schon bei diesem verdammten Burgkleriker und der hat mir was von beten erzählt. Mit Beten bekämpft man aber doch keine Geister.</text:p>
                </text:list-item>
                <text:list-item>
                  <text:p text:style-name="P9">N: Vielleicht kannst du ja mal mit ihm reden. Wenn ich nicht zu meiner Mühle kann, kann ich auch kein Mehl herstellen und das ist mein Ruin!</text:p>
                </text:list-item>
                <text:list-item>
                  <text:p text:style-name="P9">Neuer Auftrag „Geisterstunde“</text:p>
                </text:list-item>
              </text:list>
            </text:list-item>
            <text:list-item>
              <text:p text:style-name="P9">Nein.</text:p>
              <text:list>
                <text:list-item>
                  <text:p text:style-name="P9">N: Verdammt! Du bist auch nicht anders als die Anderen.</text:p>
                </text:list-item>
              </text:list>
            </text:list-item>
          </text:list>
        </text:list-item>
        <text:list-item>
          <text:p text:style-name="P8"><text:bookmark text:name="gg5p1"/>Verkaufst du auch irgendwas? (Nach Begrüßung)</text:p>
          <text:list>
            <text:list-item>
              <text:p text:style-name="P8"><text:bookmark text:name="ik9t10"/><text:bookmark text:name="fdvr"/>N: <text:bookmark text:name="dnw_"/>Natürlich, ich bin ja nicht umsonst Müller. Außer Mehl noch ein paar andere nützliche Dinge, um mir etwas dazu zu verdienen.</text:p>
            </text:list-item>
          </text:list>
        </text:list-item>
        <text:list-item>
          <text:p text:style-name="P8">Was genau machen denn die Geister? (Auftrag „Geisterstunde“ ist aktiv)<text:bookmark text:name="gg5p2"/></text:p>
          <text:list>
            <text:list-item>
              <text:p text:style-name="P8"><text:bookmark text:name="ik9t28"/><text:bookmark text:name="kj70"/>N: Ich höre sie trommeln und Schlachtengetümmel. Ich sag's dir, der Berg ist verflucht!</text:p>
            </text:list-item>
            <text:list-item>
              <text:p text:style-name="P8">N: Es klingt als ob zwei Heere aufeinander zustürmten und ewig gegeneinander kämpften. Einmal hab ich mir das angetan, ein zweites Mal kriegt mich keiner auf diesen verfluchten Berg!</text:p>
            </text:list-item>
            <text:list-item>
              <text:p text:style-name="P10">Ich war bei Osman … (Auftragsziel 2 des Auftrags „Geisterstunde“ ist aktiv)</text:p>
            </text:list-item>
            <text:list-item>
              <text:p text:style-name="P12">C: Ich war bei Osman. Er denkt nicht daran dir zu helfen.</text:p>
            </text:list-item>
            <text:list-item>
              <text:p text:style-name="P12">N: War doch klar! Dieser miese Hund hat nur böses im Sinn. Seine Habgier wird ihm nochmal zum Verhängnis werden.</text:p>
            </text:list-item>
            <text:list-item>
              <text:p text:style-name="P12">N: Trotzdem danke für die Mühe. Hier hast du ein paar Goldmünzen.</text:p>
            </text:list-item>
            <text:list-item>
              <text:p text:style-name="P12"><text:soft-page-break/>Auftragsziel 2 des Auftrags „Geisterstunde“ abgeschlossen</text:p>
            </text:list-item>
            <text:list-item>
              <text:p text:style-name="P12">C: Ich könnte mich ja mal bei der Mühle umschauen.</text:p>
            </text:list-item>
            <text:list-item>
              <text:p text:style-name="P12">N: Wenn du das machen würdest, wäre ich dir sehr verbunden. Ich werde dich aber sicher nicht als einen Feigling bezeichnen, wenn du es dir nicht zutraust.</text:p>
            </text:list-item>
            <text:list-item>
              <text:p text:style-name="P12">Auftragsziel 3 des Auftrags „Geisterstunde“ aktiv</text:p>
            </text:list-item>
            <text:list-item>
              <text:p text:style-name="P10">Ich war in der Trommelhöhle im Berg. (Auftragsziel 4 des Auftrags „Geisterstunde“ ist aktiv und Charakter war auf dem Schlachtfeld in der Trommelhöhle)</text:p>
            </text:list-item>
            <text:list-item>
              <text:p text:style-name="P12">N: In der Trommelhöhle? Ich habe Geschichten darüber gehört. Angeblich nur ein böses Kindermärchen. Es gibt sie also wirklich?</text:p>
            </text:list-item>
            <text:list-item>
              <text:p text:style-name="P12">C: Ja und die Geräusche kommen aus ihr, aber das ist eine lange Geschichte. Jedenfalls brauchst du dich nicht zu fürchten. Es sind keine bösen Geister, nur ein paar Verrückte, die sich gegenseitig die Köpfe einhauen.</text:p>
            </text:list-item>
            <text:list-item>
              <text:p text:style-name="P12">N: Hm ... gut, ich vertraue dir. Vielen Dank. Jetzt kann ich wieder beruhigt zu meiner Mühle gehen, auch wenn mich diese Geräusche stören. Hier hast du eine kleine Stärkung und ein paar Goldmünzen.</text:p>
            </text:list-item>
            <text:list-item>
              <text:p text:style-name="P12">Auftrag „Geisterstunde“ abgeschlossen</text:p>
            </text:list-item>
          </text:list>
          <text:p text:style-name="P11"/>
          <text:p text:style-name="P11"><text:bookmark text:name="adhu1"/>Handel</text:p>
        </text:list-item>
        <text:list-item>
          <text:p text:style-name="P13">Fleischkeule</text:p>
        </text:list-item>
        <text:list-item>
          <text:p text:style-name="P13">Brotlaib</text:p>
        </text:list-item>
        <text:list-item>
          <text:p text:style-name="P13">Fack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05T01:45:13</meta:creation-date>
    <dc:language>en-US</dc:language>
    <meta:editing-cycles>52</meta:editing-cycles>
    <meta:editing-duration>PT1H46M30S</meta:editing-duration>
    <meta:initial-creator>Tamino Dauth</meta:initial-creator>
    <dc:date>2015-09-01T15:48:55.324000000</dc:date>
    <meta:document-statistic meta:table-count="0" meta:image-count="0" meta:object-count="0" meta:page-count="2" meta:paragraph-count="47" meta:word-count="586" meta:character-count="3453" meta:non-whitespace-character-count="2939"/>
    <meta:user-defined meta:name="Info 1"/>
    <meta:user-defined meta:name="Info 2"/>
    <meta:user-defined meta:name="Info 3"/>
    <meta:user-defined meta:name="Info 4"/>
    <meta:hyperlink-behaviour office:target-frame-name="_top" xlink:show="replace"/>
  </office:meta>
</office:document-meta>
</file>